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.905cm" draw:transform="rotate (0.245044226980004) translate (5.625cm 4.324cm)">
          <text:p text:style-name="P1"><text:span text:style-name="T1">Dé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4T10:52:22.282230404</meta:creation-date>
    <dc:date>2020-08-14T10:55:29.150401014</dc:date>
    <meta:editing-duration>PT3M7S</meta:editing-duration>
    <meta:editing-cycles>1</meta:editing-cycles>
    <meta:document-statistic meta:object-count="1"/>
    <meta:generator>LibreOffice/6.1.5.2$Linux_X86_64 LibreOffice_project/10$Build-2</meta:generator>
  </office:meta>
</office:document-meta>
</file>